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b2939" officeooo:paragraph-rsid="001b2939"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ad2ea" style:font-name-asian="Garamond1" style:font-size-asian="12pt" style:font-name-complex="Garamond1" style:font-size-complex="12pt"/>
    </style:style>
    <style:style style:name="T5" style:family="text">
      <style:text-properties style:font-name="Garamond" fo:font-size="12pt" officeooo:rsid="001b2939"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welcome_control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4385705380141821596"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09536237656"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710565664618"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09.387363475</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3" meta:non-whitespace-character-count="2160"/>
  </office:meta>
</office:document-meta>
</file>